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346in"/>
    </style:style>
    <style:style style:name="co3" style:family="table-column">
      <style:table-column-properties fo:break-before="auto" style:column-width="1.2272in"/>
    </style:style>
    <style:style style:name="co4" style:family="table-column">
      <style:table-column-properties fo:break-before="auto" style:column-width="1.7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8in" fo:break-before="auto" style:use-optimal-row-height="false"/>
    </style:style>
    <style:style style:name="ro3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erif" style:font-name-asian="DejaVu Sans" style:font-name-complex="DejaVu Sans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1" table:default-cell-style-name="ce5"/>
        <table:table-column table:style-name="co1" table:default-cell-style-name="ce6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ART MFR</text:p>
          </table:table-cell>
          <table:table-cell table:style-name="ce11" office:value-type="string" calcext:value-type="string">
            <text:p>DESC.</text:p>
          </table:table-cell>
          <table:table-cell table:style-name="ce13" office:value-type="string" calcext:value-type="string">
            <text:p>QTY (P/PCB)</text:p>
          </table:table-cell>
          <table:table-cell table:style-name="ce15" office:value-type="string" calcext:value-type="string">
            <text:p>SELLER</text:p>
          </table:table-cell>
          <table:table-cell table:style-name="ce15" office:value-type="string" calcext:value-type="string">
            <text:p>ALL QTY COST</text:p>
          </table:table-cell>
          <table:table-cell table:style-name="ce16" office:value-type="string" calcext:value-type="string">
            <text:p>PART COST (ex BTW)</text:p>
          </table:table-cell>
          <table:table-cell table:style-name="ce16" office:value-type="string" calcext:value-type="string">
            <text:p>URL</text:p>
          </table:table-cell>
        </table:table-row>
        <table:table-row table:style-name="ro2">
          <table:table-cell/>
          <table:table-cell office:value-type="string" calcext:value-type="string">
            <text:p>005974</text:p>
          </table:table-cell>
          <table:table-cell office:value-type="string" calcext:value-type="string">
            <text:p>JST-PH 4P c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nytronics</text:p>
          </table:table-cell>
          <table:table-cell table:formula="of:=[.D6]*[.G6]" office:value-type="float" office:value="2.64" calcext:value-type="float">
            <text:p>2.6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a xlink:href="https://www.tinytronics.nl/en/cables-and-connectors/cables-and-adapters/jst-compatible/jst-ph-female-to-dupont-female-compatible-cable-4p-15cm" xlink:type="simple">https://www.tinytronics.nl/en/cables-and-connectors/cables-and-adapters/jst-compatible/jst-ph-female-to-dupont-female-compatible-cable-4p-15cm</text:a></text:p>
          </table:table-cell>
        </table:table-row>
        <table:table-row table:style-name="ro2">
          <table:table-cell/>
          <table:table-cell table:style-name="ce2" office:value-type="string" calcext:value-type="string">
            <text:p>001195</text:p>
          </table:table-cell>
          <table:table-cell office:value-type="string" calcext:value-type="string">
            <text:p>Fuse holder 5x20mm - 5A – P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nytronics</text:p>
          </table:table-cell>
          <table:table-cell table:formula="of:=[.D7]*[.G7]" office:value-type="float" office:value="2.05" calcext:value-type="float">
            <text:p>2.0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a xlink:href="https://www.tinytronics.nl/en/components/fuses/fuse-holder-5x20mm-5a-pcb" xlink:type="simple">https://www.tinytronics.nl/en/components/fuses/fuse-holder-5x20mm-5a-pcb</text:a></text:p>
          </table:table-cell>
        </table:table-row>
        <table:table-row table:style-name="ro2">
          <table:table-cell/>
          <table:table-cell office:value-type="string" calcext:value-type="string">
            <text:p>000504</text:p>
          </table:table-cell>
          <table:table-cell office:value-type="string" calcext:value-type="string">
            <text:p>8 Pins header 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nytronics</text:p>
          </table:table-cell>
          <table:table-cell table:formula="of:=[.D8]*[.G8]"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https://www.tinytronics.nl/en/cables-and-connectors/connectors/pin-headers/female/8-pins-header-female</text:p>
          </table:table-cell>
        </table:table-row>
        <table:table-row table:style-name="ro2">
          <table:table-cell/>
          <table:table-cell office:value-type="string" calcext:value-type="string">
            <text:p>001181</text:p>
          </table:table-cell>
          <table:table-cell office:value-type="string" calcext:value-type="string">
            <text:p>2x18 Pins header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ytronics</text:p>
          </table:table-cell>
          <table:table-cell table:formula="of:=[.D9]*[.G9]" office:value-type="float" office:value="0.36" calcext:value-type="float">
            <text:p>0.3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https://www.tinytronics.nl/en/cables-and-connectors/connectors/pin-headers/female/2x18-pins-header-female</text:p>
          </table:table-cell>
        </table:table-row>
        <table:table-row table:style-name="ro2">
          <table:table-cell/>
          <table:table-cell office:value-type="string" calcext:value-type="string">
            <text:p>000506</text:p>
          </table:table-cell>
          <table:table-cell office:value-type="string" calcext:value-type="string">
            <text:p>10 Pins header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ytronics</text:p>
          </table:table-cell>
          <table:table-cell table:formula="of:=[.D10]*[.G10]" office:value-type="float" office:value="0.21" calcext:value-type="float">
            <text:p>0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https://www.tinytronics.nl/en/cables-and-connectors/connectors/pin-headers/female/10-pins-header-female</text:p>
          </table:table-cell>
        </table:table-row>
        <table:table-row table:style-name="ro2">
          <table:table-cell/>
          <table:table-cell office:value-type="string" calcext:value-type="string">
            <text:p>000170</text:p>
          </table:table-cell>
          <table:table-cell office:value-type="string" calcext:value-type="string">
            <text:p>2 Pin Screw Terminal Block Connector 5.08mm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nytronics</text:p>
          </table:table-cell>
          <table:table-cell table:formula="of:=[.D11]*[.G11]" office:value-type="float" office:value="2.48" calcext:value-type="float">
            <text:p>2.4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https://www.tinytronics.nl/en/cables-and-connectors/connectors/screw-terminals/2-pin-screw-terminal-block-connector-5.08mm-distan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x3 male p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.B.D</text:p>
          </table:table-cell>
          <table:table-cell table:formula="of:=[.D12]*[.G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 male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.B.D</text:p>
          </table:table-cell>
          <table:table-cell table:formula="of:=[.D13]*[.G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002382</text:p>
          </table:table-cell>
          <table:table-cell office:value-type="string" calcext:value-type="string">
            <text:p>XT60U connector 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nytronics</text:p>
          </table:table-cell>
          <table:table-cell table:formula="of:=[.D14]*[.G14]" office:value-type="float" office:value="1.48" calcext:value-type="float">
            <text:p>1.4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table:number-columns-repeated="5"/>
          <table:table-cell table:formula="of:=[.D15]*[.G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16]*[.G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17]*[.G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18]*[.G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19]*[.G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0]*[.G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1]*[.G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2]*[.G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3]*[.G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4]*[.G2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Total cost of 1 PCB</text:p>
          </table:table-cell>
          <table:table-cell table:formula="of:=SUM([.F6:.F23])" office:value-type="float" office:value="10.12" calcext:value-type="float">
            <text:p>10.12</text:p>
          </table:table-cell>
          <table:table-cell table:number-columns-repeated="5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02:44:57.598310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22:17:54.915034302</meta:creation-date>
    <dc:date>2025-06-20T02:50:09.419480738</dc:date>
    <meta:editing-duration>PT2H34M30S</meta:editing-duration>
    <meta:editing-cycles>19</meta:editing-cycles>
    <meta:generator>LibreOffice/25.2.4.3$Linux_X86_64 LibreOffice_project/520$Build-3</meta:generator>
    <meta:document-statistic meta:table-count="1" meta:cell-count="75" meta:object-count="0"/>
  </office:meta>
</office:document-meta>
</file>